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Standaard" style:master-page-name="MP0" style:family="paragraph">
      <style:paragraph-properties fo:break-before="page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https://github.com/pdn75/JavaScript/tree/main/Les%205</text:p>
      <text:p text:style-name="Standaard"/>
      <text:p text:style-name="Standaard"><draw:frame draw:style-name="a0" draw:name="Afbeelding 1" text:anchor-type="as-char" svg:x="0in" svg:y="0in" svg:width="6.3in" svg:height="3.38472in" style:rel-width="scale" style:rel-height="scale"><draw:image xlink:href="media/image1.png" xlink:type="simple" xlink:show="embed" xlink:actuate="onLoad"/><svg:title/><svg:desc>Afbeelding met tekst, schermopname, software, computer

Automatisch gegenereerde beschrijving</svg:desc></draw:frame></text:p>
      <text:p text:style-name="Standaard"><draw:frame draw:style-name="a1" draw:name="Afbeelding 1" text:anchor-type="as-char" svg:x="0in" svg:y="0in" svg:width="6.30208in" svg:height="3.4375in" style:rel-width="scale" style:rel-height="scale"><draw:image xlink:href="media/image2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nl" fo:country="NL" style:language-asian="en" style:country-asian="US" style:language-complex="ar" style:country-complex="SA" style:text-combine="none" fo:hyphenate="true"/>
    </style:default-style>
    <style:style style:name="Kop1" style:display-name="Kop 1" style:family="paragraph" style:parent-style-name="Standaard" style:next-style-name="Standaard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Kop2" style:display-name="Kop 2" style:family="paragraph" style:parent-style-name="Standaard" style:next-style-name="Standaard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Kop3" style:display-name="Kop 3" style:family="paragraph" style:parent-style-name="Standaard" style:next-style-name="Standaard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Kop4" style:display-name="Kop 4" style:family="paragraph" style:parent-style-name="Standaard" style:next-style-name="Standaard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Kop5" style:display-name="Kop 5" style:family="paragraph" style:parent-style-name="Standaard" style:next-style-name="Standaard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Kop6" style:display-name="Kop 6" style:family="paragraph" style:parent-style-name="Standaard" style:next-style-name="Standaard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Kop7" style:display-name="Kop 7" style:family="paragraph" style:parent-style-name="Standaard" style:next-style-name="Standaard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Kop8" style:display-name="Kop 8" style:family="paragraph" style:parent-style-name="Standaard" style:next-style-name="Standaard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Kop9" style:display-name="Kop 9" style:family="paragraph" style:parent-style-name="Standaard" style:next-style-name="Standaard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Standaard" style:display-name="Standaard" style:family="paragraph">
      <style:text-properties fo:hyphenate="false"/>
    </style:style>
    <style:style style:name="Standaardalinea-lettertype" style:display-name="Standaardalinea-lettertype" style:family="text"/>
    <style:style style:name="Kop1Char" style:display-name="Kop 1 Char" style:family="text" style:parent-style-name="Standaardalinea-lettertype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Kop2Char" style:display-name="Kop 2 Char" style:family="text" style:parent-style-name="Standaardalinea-lettertype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Kop3Char" style:display-name="Kop 3 Char" style:family="text" style:parent-style-name="Standaardalinea-lettertype">
      <style:text-properties style:font-name-asian="Times New Roman" style:font-name-complex="Times New Roman" fo:color="#0F4761" fo:font-size="14pt" style:font-size-asian="14pt" style:font-size-complex="14pt"/>
    </style:style>
    <style:style style:name="Kop4Char" style:display-name="Kop 4 Char" style:family="text" style:parent-style-name="Standaardalinea-lettertype">
      <style:text-properties style:font-name-asian="Times New Roman" style:font-name-complex="Times New Roman" fo:font-style="italic" style:font-style-asian="italic" style:font-style-complex="italic" fo:color="#0F4761"/>
    </style:style>
    <style:style style:name="Kop5Char" style:display-name="Kop 5 Char" style:family="text" style:parent-style-name="Standaardalinea-lettertype">
      <style:text-properties style:font-name-asian="Times New Roman" style:font-name-complex="Times New Roman" fo:color="#0F4761"/>
    </style:style>
    <style:style style:name="Kop6Char" style:display-name="Kop 6 Char" style:family="text" style:parent-style-name="Standaardalinea-lettertype">
      <style:text-properties style:font-name-asian="Times New Roman" style:font-name-complex="Times New Roman" fo:font-style="italic" style:font-style-asian="italic" style:font-style-complex="italic" fo:color="#595959"/>
    </style:style>
    <style:style style:name="Kop7Char" style:display-name="Kop 7 Char" style:family="text" style:parent-style-name="Standaardalinea-lettertype">
      <style:text-properties style:font-name-asian="Times New Roman" style:font-name-complex="Times New Roman" fo:color="#595959"/>
    </style:style>
    <style:style style:name="Kop8Char" style:display-name="Kop 8 Char" style:family="text" style:parent-style-name="Standaardalinea-lettertype">
      <style:text-properties style:font-name-asian="Times New Roman" style:font-name-complex="Times New Roman" fo:font-style="italic" style:font-style-asian="italic" style:font-style-complex="italic" fo:color="#272727"/>
    </style:style>
    <style:style style:name="Kop9Char" style:display-name="Kop 9 Char" style:family="text" style:parent-style-name="Standaardalinea-lettertype">
      <style:text-properties style:font-name-asian="Times New Roman" style:font-name-complex="Times New Roman" fo:color="#272727"/>
    </style:style>
    <style:style style:name="Titel" style:display-name="Titel" style:family="paragraph" style:parent-style-name="Standaard" style:next-style-name="Standaard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elChar" style:display-name="Titel Char" style:family="text" style:parent-style-name="Standaardalinea-lettertype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Ondertitel" style:display-name="Ondertitel" style:family="paragraph" style:parent-style-name="Standaard" style:next-style-name="Standaard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OndertitelChar" style:display-name="Ondertitel Char" style:family="text" style:parent-style-name="Standaardalinea-lettertype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at" style:display-name="Citaat" style:family="paragraph" style:parent-style-name="Standaard" style:next-style-name="Standaard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atChar" style:display-name="Citaat Char" style:family="text" style:parent-style-name="Standaardalinea-lettertype">
      <style:text-properties fo:font-style="italic" style:font-style-asian="italic" style:font-style-complex="italic" fo:color="#404040"/>
    </style:style>
    <style:style style:name="Lijstalinea" style:display-name="Lijstalinea" style:family="paragraph" style:parent-style-name="Standaard">
      <style:paragraph-properties style:contextual-spacing="true" fo:margin-left="0.5in">
        <style:tab-stops/>
      </style:paragraph-properties>
      <style:text-properties fo:hyphenate="false"/>
    </style:style>
    <style:style style:name="Intensievebenadrukking" style:display-name="Intensieve benadrukking" style:family="text" style:parent-style-name="Standaardalinea-lettertype">
      <style:text-properties fo:font-style="italic" style:font-style-asian="italic" style:font-style-complex="italic" fo:color="#0F4761"/>
    </style:style>
    <style:style style:name="Duidelijkcitaat" style:display-name="Duidelijk citaat" style:family="paragraph" style:parent-style-name="Standaard" style:next-style-name="Standaard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DuidelijkcitaatChar" style:display-name="Duidelijk citaat Char" style:family="text" style:parent-style-name="Standaardalinea-lettertype">
      <style:text-properties fo:font-style="italic" style:font-style-asian="italic" style:font-style-complex="italic" fo:color="#0F4761"/>
    </style:style>
    <style:style style:name="Intensieveverwijzing" style:display-name="Intensieve verwijzing" style:family="text" style:parent-style-name="Standaardalinea-lettertype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Daan Pronk</meta:initial-creator>
    <dc:creator>Daan Pronk</dc:creator>
    <meta:creation-date>2024-10-01T07:58:00Z</meta:creation-date>
    <dc:date>2024-10-01T08:01:00Z</dc:date>
    <meta:template xlink:href="Normal" xlink:type="simple"/>
    <meta:editing-cycles>1</meta:editing-cycles>
    <meta:editing-duration>PT180S</meta:editing-duration>
    <meta:document-statistic meta:page-count="1" meta:paragraph-count="1" meta:word-count="9" meta:character-count="58" meta:row-count="1" meta:non-whitespace-character-count="50"/>
  </office:meta>
</office:document-meta>
</file>